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0ce2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officeooo:paragraph-rsid="00140ce2"/>
    </style:style>
    <style:style style:name="P3" style:family="paragraph" style:parent-style-name="Standard">
      <style:text-properties officeooo:rsid="00140ce2" officeooo:paragraph-rsid="00140ce2"/>
    </style:style>
    <style:style style:name="P4" style:family="paragraph" style:parent-style-name="Standard">
      <style:paragraph-properties fo:margin-left="3.752cm" fo:margin-right="0cm" fo:text-indent="0cm" style:auto-text-indent="false"/>
      <style:text-properties officeooo:rsid="00140ce2" officeooo:paragraph-rsid="00140ce2"/>
    </style:style>
    <style:style style:name="P5" style:family="paragraph" style:parent-style-name="Standard">
      <style:paragraph-properties fo:margin-left="3.752cm" fo:margin-right="0cm" fo:text-indent="0cm" style:auto-text-indent="false"/>
      <style:text-properties officeooo:rsid="0014b542" officeooo:paragraph-rsid="0014b542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40ce2" officeooo:paragraph-rsid="00140ce2"/>
    </style:style>
    <style:style style:name="T1" style:family="text">
      <style:text-properties officeooo:rsid="00140ce2"/>
    </style:style>
    <style:style style:name="T2" style:family="text">
      <style:text-properties officeooo:rsid="0014b542"/>
    </style:style>
    <style:style style:name="T3" style:family="text">
      <style:text-properties officeooo:rsid="00160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p 1<text:tab/>Mikrocontroler</text:p>
      <text:p text:style-name="P3"/>
      <text:p text:style-name="P4">Was soll der Mikrocontroler können?</text:p>
      <text:p text:style-name="P4">- I/O Steuerung</text:p>
      <text:p text:style-name="P4">- ADW Steuerung</text:p>
      <text:p text:style-name="P4">- PWM Steuerung</text:p>
      <text:p text:style-name="P4">-I2C Steuerung</text:p>
      <text:p text:style-name="P6"/>
      <text:p text:style-name="P3">Stepp <text:span text:style-name="T3">2</text:span><text:tab/>Microcontroler &gt; Rassberry Pi </text:p>
      <text:p text:style-name="P3"/>
      <text:p text:style-name="P4">Wie soll der Microcontroler gesteuert werden?</text:p>
      <text:p text:style-name="P4">- GPI/O Pins</text:p>
      <text:p text:style-name="P4">- Serielle Steuerung</text:p>
      <text:p text:style-name="P4">- I2C Steuerung</text:p>
      <text:p text:style-name="P4">- JTAG Steuerung</text:p>
      <text:p text:style-name="P1"/>
      <text:p text:style-name="P3">Stepp <text:span text:style-name="T3">3</text:span><text:tab/>Rasberry Pi steuerung</text:p>
      <text:p text:style-name="P3"/>
      <text:p text:style-name="P4">Was soll der Rasberry können?</text:p>
      <text:p text:style-name="P4">- Remoute Schnittstelle spielen</text:p>
      <text:p text:style-name="P4">- Server spielen</text:p>
      <text:p text:style-name="P4">- Protokoll Sockel bilden</text:p>
      <text:p text:style-name="P4">- Viertual Serial Com emulirung</text:p>
      <text:p text:style-name="P2"><text:span text:style-name="T1">- </text:span><text:span text:style-name="T2">SFTP Server</text:span></text:p>
      <text:p text:style-name="P5">- Netcat</text:p>
      <text:p text:style-name="P5">- SSH</text:p>
      <text:p text:style-name="P5">- TCP-/IP-Stack</text:p>
      <text:p text:style-name="P5">- ?</text:p>
      <text:p text:style-name="P3"/>
      <text:p text:style-name="P1"><text:span text:style-name="T1">Stepp </text:span><text:span text:style-name="T3">4</text:span><text:span text:style-name="T1"><text:tab/>Rasberry Pi remout</text:span><text:span text:style-name="T2">e</text:span><text:span text:style-name="T1"> </text:span><text:span text:style-name="T2">S</text:span><text:span text:style-name="T1">teuerung</text:span></text:p>
      <text:p text:style-name="P3"/>
      <text:p text:style-name="P5">Wie soll der Rasberry gesteuert werden Windows/Linux?</text:p>
      <text:p text:style-name="P5">- C# Programm (Windows)</text:p>
      <text:p text:style-name="P5">- Webinterface (OS unabhängig)</text:p>
      <text:p text:style-name="P5">- C Programm (Linux)</text:p>
      <text:p text:style-name="P5">- Java Programm (Windows und Linux)</text:p>
      <text:p text:style-name="P5">- (Video Stream Implementierung ins Programm)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a </meta:initial-creator>
    <meta:creation-date>2014-01-15T09:00:48</meta:creation-date>
    <dc:date>2014-01-15T10:40:15</dc:date>
    <dc:creator>tata </dc:creator>
    <meta:editing-duration>PT11M30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30" meta:word-count="117" meta:character-count="711" meta:non-whitespace-character-count="622"/>
  </office:meta>
</office:document-meta>
</file>